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6.135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5.292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3.90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3.956cm"/>
    </style:style>
    <style:style style:name="co13" style:family="table-column">
      <style:table-column-properties fo:break-before="auto" style:column-width="4.337cm"/>
    </style:style>
    <style:style style:name="co14" style:family="table-column">
      <style:table-column-properties fo:break-before="auto" style:column-width="4.447cm"/>
    </style:style>
    <style:style style:name="co15" style:family="table-column">
      <style:table-column-properties fo:break-before="auto" style:column-width="6.189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4.066cm"/>
    </style:style>
    <style:style style:name="co18" style:family="table-column">
      <style:table-column-properties fo:break-before="auto" style:column-width="4.256cm"/>
    </style:style>
    <style:style style:name="co19" style:family="table-column">
      <style:table-column-properties fo:break-before="auto" style:column-width="4.501cm"/>
    </style:style>
    <style:style style:name="co20" style:family="table-column">
      <style:table-column-properties fo:break-before="auto" style:column-width="3.602cm"/>
    </style:style>
    <style:style style:name="co21" style:family="table-column">
      <style:table-column-properties fo:break-before="auto" style:column-width="9.077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1.233cm"/>
    </style:style>
    <style:style style:name="co24" style:family="table-column">
      <style:table-column-properties fo:break-before="auto" style:column-width="1.261cm"/>
    </style:style>
    <style:style style:name="co25" style:family="table-column">
      <style:table-column-properties fo:break-before="auto" style:column-width="0.852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5.973cm"/>
    </style:style>
    <style:style style:name="co28" style:family="table-column">
      <style:table-column-properties fo:break-before="auto" style:column-width="1.969cm"/>
    </style:style>
    <style:style style:name="co29" style:family="table-column">
      <style:table-column-properties fo:break-before="auto" style:column-width="6.38cm"/>
    </style:style>
    <style:style style:name="co30" style:family="table-column">
      <style:table-column-properties fo:break-before="auto" style:column-width="14.06cm"/>
    </style:style>
    <style:style style:name="co31" style:family="table-column">
      <style:table-column-properties fo:break-before="auto" style:column-width="6.544cm"/>
    </style:style>
    <style:style style:name="co32" style:family="table-column">
      <style:table-column-properties fo:break-before="auto" style:column-width="6.625cm"/>
    </style:style>
    <style:style style:name="co33" style:family="table-column">
      <style:table-column-properties fo:break-before="auto" style:column-width="3.63cm"/>
    </style:style>
    <style:style style:name="co34" style:family="table-column">
      <style:table-column-properties fo:break-before="auto" style:column-width="2.514cm"/>
    </style:style>
    <style:style style:name="co35" style:family="table-column">
      <style:table-column-properties fo:break-before="auto" style:column-width="3.166cm"/>
    </style:style>
    <style:style style:name="co36" style:family="table-column">
      <style:table-column-properties fo:break-before="auto" style:column-width="3.276cm"/>
    </style:style>
    <style:style style:name="co37" style:family="table-column">
      <style:table-column-properties fo:break-before="auto" style:column-width="4.366cm"/>
    </style:style>
    <style:style style:name="co38" style:family="table-column">
      <style:table-column-properties fo:break-before="auto" style:column-width="4.475cm"/>
    </style:style>
    <style:style style:name="co39" style:family="table-column">
      <style:table-column-properties fo:break-before="auto" style:column-width="3.685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Product</text:p>
          </table:table-cell>
          <table:table-cell office:value-type="string">
            <text:p>Status</text:p>
          </table:table-cell>
          <table:table-cell office:value-type="string">
            <text:p>5K Pricing</text:p>
          </table:table-cell>
          <table:table-cell office:value-type="string">
            <text:p>Program Memory Size (Kbytes)</text:p>
          </table:table-cell>
          <table:table-cell office:value-type="string">
            <text:p>RAM (bytes)</text:p>
          </table:table-cell>
          <table:table-cell office:value-type="string">
            <text:p>EEPROM / HEF</text:p>
          </table:table-cell>
          <table:table-cell office:value-type="string">
            <text:p>Pin count</text:p>
          </table:table-cell>
          <table:table-cell office:value-type="string">
            <text:p>Max. CPU Speed MHz</text:p>
          </table:table-cell>
          <table:table-cell office:value-type="string">
            <text:p>Internal Oscillator</text:p>
          </table:table-cell>
          <table:table-cell office:value-type="string">
            <text:p># of Comparators</text:p>
          </table:table-cell>
          <table:table-cell office:value-type="string">
            <text:p>Operational Amplifier</text:p>
          </table:table-cell>
          <table:table-cell office:value-type="string">
            <text:p>Total # of A/D channels</text:p>
          </table:table-cell>
          <table:table-cell office:value-type="string">
            <text:p>Max A/D Resolution (bits)</text:p>
          </table:table-cell>
          <table:table-cell office:value-type="string">
            <text:p>Number of D/A Converters</text:p>
          </table:table-cell>
          <table:table-cell office:value-type="string">
            <text:p>Max D/A Resolution (bits)</text:p>
          </table:table-cell>
          <table:table-cell office:value-type="string">
            <text:p>Internal Voltage Reference (Bandgap)</text:p>
          </table:table-cell>
          <table:table-cell office:value-type="string">
            <text:p>Zero Cross detect</text:p>
          </table:table-cell>
          <table:table-cell office:value-type="string">
            <text:p>Slope Compensation</text:p>
          </table:table-cell>
          <table:table-cell office:value-type="string">
            <text:p>Max 8 Bit Digital Timers</text:p>
          </table:table-cell>
          <table:table-cell office:value-type="string">
            <text:p>Max 16 Bit Digital Timers</text:p>
          </table:table-cell>
          <table:table-cell office:value-type="string">
            <text:p>Signal Measurement Timer</text:p>
          </table:table-cell>
          <table:table-cell office:value-type="string">
            <text:p>Hardware Limit Timer</text:p>
          </table:table-cell>
          <table:table-cell office:value-type="string">
            <text:p>Max # PWM outputs (including complementary outputs)</text:p>
          </table:table-cell>
          <table:table-cell office:value-type="string">
            <text:p>PWM Resolutions (bits)</text:p>
          </table:table-cell>
          <table:table-cell office:value-type="string">
            <text:p>UART</text:p>
          </table:table-cell>
          <table:table-cell office:value-type="string">
            <text:p>SPI™</text:p>
          </table:table-cell>
          <table:table-cell office:value-type="string">
            <text:p>I2C</text:p>
          </table:table-cell>
          <table:table-cell office:value-type="string">
            <text:p>Number of USB Modules</text:p>
          </table:table-cell>
          <table:table-cell office:value-type="string">
            <text:p>Windowed Watchdog Timer (WWDT)</text:p>
          </table:table-cell>
          <table:table-cell office:value-type="string">
            <text:p>CRC/Scan</text:p>
          </table:table-cell>
          <table:table-cell office:value-type="string">
            <text:p>Configurable Logic Cell Modules (CLC)</text:p>
          </table:table-cell>
          <table:table-cell office:value-type="string">
            <text:p>Complementary Waveform Generator (CWG) / Complementary Output Generator (COG)</text:p>
          </table:table-cell>
          <table:table-cell office:value-type="string">
            <text:p>Numerically Controlled Oscillator (NCO)</text:p>
          </table:table-cell>
          <table:table-cell office:value-type="string">
            <text:p>Programmable switched mode controller</text:p>
          </table:table-cell>
          <table:table-cell office:value-type="string">
            <text:p>Cap. Touch Channels</text:p>
          </table:table-cell>
          <table:table-cell office:value-type="string">
            <text:p>Segment LCD</text:p>
          </table:table-cell>
          <table:table-cell office:value-type="string">
            <text:p>Temp. Range Min.</text:p>
          </table:table-cell>
          <table:table-cell office:value-type="string">
            <text:p>Temp. Range Max.</text:p>
          </table:table-cell>
          <table:table-cell office:value-type="string">
            <text:p>Operation Voltage Min.(V)</text:p>
          </table:table-cell>
          <table:table-cell office:value-type="string">
            <text:p>Operation Voltage Max.(V)</text:p>
          </table:table-cell>
          <table:table-cell office:value-type="string">
            <text:p>High Voltage Capable</text:p>
          </table:table-cell>
        </table:table-row>
        <table:table-row table:style-name="ro1" table:visibility="filter">
          <table:table-cell office:value-type="string">
            <text:p><text:s/>PIC16F505</text:p>
          </table:table-cell>
          <table:table-cell office:value-type="string">
            <text:p>In Production </text:p>
          </table:table-cell>
          <table:table-cell office:value-type="string">
            <text:p>$0.48</text:p>
          </table:table-cell>
          <table:table-cell office:value-type="string">
            <text:p>1.5</text:p>
          </table:table-cell>
          <table:table-cell office:value-type="float" office:value="72">
            <text:p>72</text:p>
          </table:table-cell>
          <table:table-cell office:value-type="string">
            <text:p><text:s/>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4 MHz 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506</text:p>
          </table:table-cell>
          <table:table-cell office:value-type="string">
            <text:p>In Production </text:p>
          </table:table-cell>
          <table:table-cell office:value-type="string">
            <text:p>$0.52</text:p>
          </table:table-cell>
          <table:table-cell office:value-type="string">
            <text:p>1.5</text:p>
          </table:table-cell>
          <table:table-cell office:value-type="float" office:value="67">
            <text:p>67</text:p>
          </table:table-cell>
          <table:table-cell office:value-type="string">
            <text:p><text:s/>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4 MHz, 8 M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54</text:p>
          </table:table-cell>
          <table:table-cell office:value-type="string">
            <text:p>In Production </text:p>
          </table:table-cell>
          <table:table-cell office:value-type="string">
            <text:p>$0.39</text:p>
          </table:table-cell>
          <table:table-cell office:value-type="string">
            <text:p>0.75</text:p>
          </table:table-cell>
          <table:table-cell office:value-type="float" office:value="25">
            <text:p>25</text:p>
          </table:table-cell>
          <table:table-cell office:value-type="string">
            <text:p><text:s/>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No 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57</text:p>
          </table:table-cell>
          <table:table-cell office:value-type="string">
            <text:p>In Production </text:p>
          </table:table-cell>
          <table:table-cell office:value-type="string">
            <text:p>$0.5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No 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59</text:p>
          </table:table-cell>
          <table:table-cell office:value-type="string">
            <text:p>In Production </text:p>
          </table:table-cell>
          <table:table-cell office:value-type="string">
            <text:p>$0.85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string">
            <text:p><text:s/>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No 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10</text:p>
          </table:table-cell>
          <table:table-cell office:value-type="string">
            <text:p>In Production </text:p>
          </table:table-cell>
          <table:table-cell office:value-type="string">
            <text:p>$0.59</text:p>
          </table:table-cell>
          <table:table-cell office:value-type="string">
            <text:p>1.75</text:p>
          </table:table-cell>
          <table:table-cell office:value-type="float" office:value="64">
            <text:p>64</text:p>
          </table:table-cell>
          <table:table-cell office:value-type="string">
            <text:p><text:s/>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4 MHz, 8 MHz 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</table:table-row>
        <table:table-row table:style-name="ro1" table:visibility="filter">
          <table:table-cell office:value-type="string">
            <text:p><text:s/>PIC16F616</text:p>
          </table:table-cell>
          <table:table-cell office:value-type="string">
            <text:p>In Production </text:p>
          </table:table-cell>
          <table:table-cell office:value-type="string">
            <text:p>$0.69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string">
            <text:p><text:s/>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4 MHz, 8 M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</table:table-row>
        <table:table-row table:style-name="ro1" table:visibility="filter">
          <table:table-cell office:value-type="string">
            <text:p><text:s/>PIC16F707</text:p>
          </table:table-cell>
          <table:table-cell office:value-type="string">
            <text:p>In Production </text:p>
          </table:table-cell>
          <table:table-cell office:value-type="string">
            <text:p>$1.68</text:p>
          </table:table-cell>
          <table:table-cell office:value-type="float" office:value="14">
            <text:p>14</text:p>
          </table:table-cell>
          <table:table-cell office:value-type="float" office:value="368">
            <text:p>368</text:p>
          </table:table-cell>
          <table:table-cell office:value-type="string">
            <text:p><text:s/>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16 MHz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16</text:p>
          </table:table-cell>
          <table:table-cell office:value-type="string">
            <text:p>In Production </text:p>
          </table:table-cell>
          <table:table-cell office:value-type="string">
            <text:p>$0.77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string">
            <text:p><text:s/>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None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2</text:p>
          </table:table-cell>
          <table:table-cell office:value-type="string">
            <text:p>In Production </text:p>
          </table:table-cell>
          <table:table-cell office:value-type="string">
            <text:p>$1.91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No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20</text:p>
          </table:table-cell>
          <table:table-cell office:value-type="string">
            <text:p>In Production </text:p>
          </table:table-cell>
          <table:table-cell office:value-type="string">
            <text:p>$0.71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string">
            <text:p>HEF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16 MHz 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21</text:p>
          </table:table-cell>
          <table:table-cell office:value-type="string">
            <text:p>In Production </text:p>
          </table:table-cell>
          <table:table-cell office:value-type="string">
            <text:p>$0.74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string">
            <text:p>HEF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16 MHz 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22</text:p>
          </table:table-cell>
          <table:table-cell office:value-type="string">
            <text:p>In Production Consider: PIC16F722A</text:p>
          </table:table-cell>
          <table:table-cell office:value-type="string">
            <text:p>$0.95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16 MHz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22A</text:p>
          </table:table-cell>
          <table:table-cell office:value-type="string">
            <text:p>In Production </text:p>
          </table:table-cell>
          <table:table-cell office:value-type="string">
            <text:p>$0.78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16 MHz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23</text:p>
          </table:table-cell>
          <table:table-cell office:value-type="string">
            <text:p>In Production Consider: PIC16F723A</text:p>
          </table:table-cell>
          <table:table-cell office:value-type="string">
            <text:p>$1.09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16 MHz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23A</text:p>
          </table:table-cell>
          <table:table-cell office:value-type="string">
            <text:p>In Production </text:p>
          </table:table-cell>
          <table:table-cell office:value-type="string">
            <text:p>$0.85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16 MHz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24</text:p>
          </table:table-cell>
          <table:table-cell office:value-type="string">
            <text:p>In Production </text:p>
          </table:table-cell>
          <table:table-cell office:value-type="string">
            <text:p>$1.38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office:value-type="string">
            <text:p><text:s/>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16 MHz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26</text:p>
          </table:table-cell>
          <table:table-cell office:value-type="string">
            <text:p>In Production </text:p>
          </table:table-cell>
          <table:table-cell office:value-type="string">
            <text:p>$1.23</text:p>
          </table:table-cell>
          <table:table-cell office:value-type="float" office:value="14">
            <text:p>14</text:p>
          </table:table-cell>
          <table:table-cell office:value-type="float" office:value="368">
            <text:p>368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16 MHz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27</text:p>
          </table:table-cell>
          <table:table-cell office:value-type="string">
            <text:p>In Production </text:p>
          </table:table-cell>
          <table:table-cell office:value-type="string">
            <text:p>$1.53</text:p>
          </table:table-cell>
          <table:table-cell office:value-type="float" office:value="14">
            <text:p>14</text:p>
          </table:table-cell>
          <table:table-cell office:value-type="float" office:value="368">
            <text:p>368</text:p>
          </table:table-cell>
          <table:table-cell office:value-type="string">
            <text:p><text:s/>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16 MHz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37</text:p>
          </table:table-cell>
          <table:table-cell office:value-type="string">
            <text:p>In Production </text:p>
          </table:table-cell>
          <table:table-cell office:value-type="string">
            <text:p>$3.13</text:p>
          </table:table-cell>
          <table:table-cell office:value-type="float" office:value="7">
            <text:p>7</text:p>
          </table:table-cell>
          <table:table-cell office:value-type="float" office:value="368">
            <text:p>368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8 M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4</text:p>
          </table:table-cell>
          <table:table-cell office:value-type="string">
            <text:p>In Production </text:p>
          </table:table-cell>
          <table:table-cell office:value-type="string">
            <text:p>$3.61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office:value-type="string">
            <text:p><text:s/>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No 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47</text:p>
          </table:table-cell>
          <table:table-cell office:value-type="string">
            <text:p>In Production </text:p>
          </table:table-cell>
          <table:table-cell office:value-type="string">
            <text:p>$3.61</text:p>
          </table:table-cell>
          <table:table-cell office:value-type="float" office:value="7">
            <text:p>7</text:p>
          </table:table-cell>
          <table:table-cell office:value-type="float" office:value="368">
            <text:p>368</text:p>
          </table:table-cell>
          <table:table-cell office:value-type="string">
            <text:p><text:s/>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8 M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67</text:p>
          </table:table-cell>
          <table:table-cell office:value-type="string">
            <text:p>In Production </text:p>
          </table:table-cell>
          <table:table-cell office:value-type="string">
            <text:p>$3.64</text:p>
          </table:table-cell>
          <table:table-cell office:value-type="float" office:value="14">
            <text:p>14</text:p>
          </table:table-cell>
          <table:table-cell office:value-type="float" office:value="368">
            <text:p>368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8 M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7</text:p>
          </table:table-cell>
          <table:table-cell office:value-type="string">
            <text:p>In Production </text:p>
          </table:table-cell>
          <table:table-cell office:value-type="string">
            <text:p>$4.12</text:p>
          </table:table-cell>
          <table:table-cell office:value-type="float" office:value="14">
            <text:p>14</text:p>
          </table:table-cell>
          <table:table-cell office:value-type="float" office:value="368">
            <text:p>368</text:p>
          </table:table-cell>
          <table:table-cell office:value-type="string">
            <text:p><text:s/>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No 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77</text:p>
          </table:table-cell>
          <table:table-cell office:value-type="string">
            <text:p>In Production </text:p>
          </table:table-cell>
          <table:table-cell office:value-type="string">
            <text:p>$4.00</text:p>
          </table:table-cell>
          <table:table-cell office:value-type="float" office:value="14">
            <text:p>14</text:p>
          </table:table-cell>
          <table:table-cell office:value-type="float" office:value="368">
            <text:p>368</text:p>
          </table:table-cell>
          <table:table-cell office:value-type="string">
            <text:p><text:s/>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8 M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HV540</text:p>
          </table:table-cell>
          <table:table-cell office:value-type="string">
            <text:p>In Production </text:p>
          </table:table-cell>
          <table:table-cell office:value-type="string">
            <text:p>$1.27</text:p>
          </table:table-cell>
          <table:table-cell office:value-type="string">
            <text:p>1.5</text:p>
          </table:table-cell>
          <table:table-cell office:value-type="float" office:value="25">
            <text:p>25</text:p>
          </table:table-cell>
          <table:table-cell office:value-type="string">
            <text:p><text:s/>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No 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85">
            <text:p>85</text:p>
          </table:table-cell>
          <table:table-cell office:value-type="string">
            <text:p>3.5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LF1902</text:p>
          </table:table-cell>
          <table:table-cell office:value-type="string">
            <text:p>In Production </text:p>
          </table:table-cell>
          <table:table-cell office:value-type="string">
            <text:p>$0.78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string">
            <text:p>HEF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3.6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LF1903</text:p>
          </table:table-cell>
          <table:table-cell office:value-type="string">
            <text:p>In Production </text:p>
          </table:table-cell>
          <table:table-cell office:value-type="string">
            <text:p>$0.85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string">
            <text:p>HEF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3.6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LF1904</text:p>
          </table:table-cell>
          <table:table-cell office:value-type="string">
            <text:p>In Production </text:p>
          </table:table-cell>
          <table:table-cell office:value-type="string">
            <text:p>$1.18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string">
            <text:p>HEF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6">
            <text:p>116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3.6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LF1906</text:p>
          </table:table-cell>
          <table:table-cell office:value-type="string">
            <text:p>In Production </text:p>
          </table:table-cell>
          <table:table-cell office:value-type="string">
            <text:p>$0.91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string">
            <text:p>HEF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3.6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LF1907</text:p>
          </table:table-cell>
          <table:table-cell office:value-type="string">
            <text:p>In Production </text:p>
          </table:table-cell>
          <table:table-cell office:value-type="string">
            <text:p>$1.23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string">
            <text:p>HEF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6">
            <text:p>116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3.6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454</text:p>
          </table:table-cell>
          <table:table-cell office:value-type="string">
            <text:p>In Production </text:p>
          </table:table-cell>
          <table:table-cell office:value-type="string">
            <text:p>$0.87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string">
            <text:p>None 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string">
            <text:p>No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455</text:p>
          </table:table-cell>
          <table:table-cell office:value-type="string">
            <text:p>In Production </text:p>
          </table:table-cell>
          <table:table-cell office:value-type="string">
            <text:p>$0.98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string">
            <text:p>None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459</text:p>
          </table:table-cell>
          <table:table-cell office:value-type="string">
            <text:p>In Production </text:p>
          </table:table-cell>
          <table:table-cell office:value-type="string">
            <text:p>$1.18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string">
            <text:p>None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03</text:p>
          </table:table-cell>
          <table:table-cell office:value-type="string">
            <text:p>In Production </text:p>
          </table:table-cell>
          <table:table-cell office:value-type="string">
            <text:p>$0.54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07</text:p>
          </table:table-cell>
          <table:table-cell office:value-type="string">
            <text:p>In Production </text:p>
          </table:table-cell>
          <table:table-cell office:value-type="string">
            <text:p>$0.68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string">
            <text:p>HE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<text:s/>PIC16F1508</text:p>
          </table:table-cell>
          <table:table-cell office:value-type="string">
            <text:p>In Production </text:p>
          </table:table-cell>
          <table:table-cell office:value-type="string">
            <text:p>$0.76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string">
            <text:p>HE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16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<text:s/>PIC16F1509</text:p>
          </table:table-cell>
          <table:table-cell office:value-type="string">
            <text:p>In Production </text:p>
          </table:table-cell>
          <table:table-cell office:value-type="string">
            <text:p>$0.80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string">
            <text:p>HE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16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16</text:p>
          </table:table-cell>
          <table:table-cell office:value-type="string">
            <text:p>In Production </text:p>
          </table:table-cell>
          <table:table-cell office:value-type="string">
            <text:p>$0.95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string">
            <text:p>HEF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17</text:p>
          </table:table-cell>
          <table:table-cell office:value-type="string">
            <text:p>In Production </text:p>
          </table:table-cell>
          <table:table-cell office:value-type="string">
            <text:p>$1.32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string">
            <text:p>HEF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18</text:p>
          </table:table-cell>
          <table:table-cell office:value-type="string">
            <text:p>In Production </text:p>
          </table:table-cell>
          <table:table-cell office:value-type="string">
            <text:p>$1.01</text:p>
          </table:table-cell>
          <table:table-cell office:value-type="float" office:value="28">
            <text:p>28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19</text:p>
          </table:table-cell>
          <table:table-cell office:value-type="string">
            <text:p>In Production </text:p>
          </table:table-cell>
          <table:table-cell office:value-type="string">
            <text:p>$1.37</text:p>
          </table:table-cell>
          <table:table-cell office:value-type="float" office:value="28">
            <text:p>28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26</text:p>
          </table:table-cell>
          <table:table-cell office:value-type="string">
            <text:p>In Production </text:p>
          </table:table-cell>
          <table:table-cell office:value-type="string">
            <text:p>$1.47</text:p>
          </table:table-cell>
          <table:table-cell office:value-type="float" office:value="14">
            <text:p>14</text:p>
          </table:table-cell>
          <table:table-cell office:value-type="float" office:value="768">
            <text:p>768</text:p>
          </table:table-cell>
          <table:table-cell office:value-type="string">
            <text:p>HEF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27</text:p>
          </table:table-cell>
          <table:table-cell office:value-type="string">
            <text:p>In Production </text:p>
          </table:table-cell>
          <table:table-cell office:value-type="string">
            <text:p>$1.54</text:p>
          </table:table-cell>
          <table:table-cell office:value-type="float" office:value="28">
            <text:p>28</text:p>
          </table:table-cell>
          <table:table-cell office:value-type="float" office:value="1536">
            <text:p>1536</text:p>
          </table:table-cell>
          <table:table-cell office:value-type="string">
            <text:p>HEF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74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75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78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79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3</text:p>
          </table:table-cell>
          <table:table-cell office:value-type="string">
            <text:p>In Production </text:p>
          </table:table-cell>
          <table:table-cell office:value-type="string">
            <text:p>$2.97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None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6</text:p>
          </table:table-cell>
          <table:table-cell office:value-type="string">
            <text:p>In Production </text:p>
          </table:table-cell>
          <table:table-cell office:value-type="string">
            <text:p>$3.73</text:p>
          </table:table-cell>
          <table:table-cell office:value-type="float" office:value="14">
            <text:p>14</text:p>
          </table:table-cell>
          <table:table-cell office:value-type="float" office:value="368">
            <text:p>368</text:p>
          </table:table-cell>
          <table:table-cell office:value-type="string">
            <text:p><text:s/>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None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03</text:p>
          </table:table-cell>
          <table:table-cell office:value-type="string">
            <text:p>In Production </text:p>
          </table:table-cell>
          <table:table-cell office:value-type="string">
            <text:p>$0.62</text:p>
          </table:table-cell>
          <table:table-cell office:value-type="string">
            <text:p>3.5</text:p>
          </table:table-cell>
          <table:table-cell office:value-type="float" office:value="256">
            <text:p>256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04</text:p>
          </table:table-cell>
          <table:table-cell office:value-type="string">
            <text:p>In Production </text:p>
          </table:table-cell>
          <table:table-cell office:value-type="string">
            <text:p>$0.67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string">
            <text:p><text:s/>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05</text:p>
          </table:table-cell>
          <table:table-cell office:value-type="string">
            <text:p>In Production </text:p>
          </table:table-cell>
          <table:table-cell office:value-type="string">
            <text:p>$0.73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07</text:p>
          </table:table-cell>
          <table:table-cell office:value-type="string">
            <text:p>In Production </text:p>
          </table:table-cell>
          <table:table-cell office:value-type="string">
            <text:p>$0.77</text:p>
          </table:table-cell>
          <table:table-cell office:value-type="string">
            <text:p>3.75</text:p>
          </table:table-cell>
          <table:table-cell office:value-type="float" office:value="256">
            <text:p>256</text:p>
          </table:table-cell>
          <table:table-cell office:value-type="string">
            <text:p>HEF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08</text:p>
          </table:table-cell>
          <table:table-cell office:value-type="string">
            <text:p>In Production </text:p>
          </table:table-cell>
          <table:table-cell office:value-type="string">
            <text:p>$0.83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string">
            <text:p>HEF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09</text:p>
          </table:table-cell>
          <table:table-cell office:value-type="string">
            <text:p>In Production </text:p>
          </table:table-cell>
          <table:table-cell office:value-type="string">
            <text:p>$0.88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13</text:p>
          </table:table-cell>
          <table:table-cell office:value-type="string">
            <text:p>In Production </text:p>
          </table:table-cell>
          <table:table-cell office:value-type="string">
            <text:p>$0.92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string">
            <text:p>HEF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16</text:p>
          </table:table-cell>
          <table:table-cell office:value-type="string">
            <text:p>In Production </text:p>
          </table:table-cell>
          <table:table-cell office:value-type="string">
            <text:p>$0.98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17</text:p>
          </table:table-cell>
          <table:table-cell office:value-type="string">
            <text:p>In Production </text:p>
          </table:table-cell>
          <table:table-cell office:value-type="string">
            <text:p>$1.36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18</text:p>
          </table:table-cell>
          <table:table-cell office:value-type="string">
            <text:p>In Production </text:p>
          </table:table-cell>
          <table:table-cell office:value-type="string">
            <text:p>$1.05</text:p>
          </table:table-cell>
          <table:table-cell office:value-type="float" office:value="28">
            <text:p>28</text:p>
          </table:table-cell>
          <table:table-cell office:value-type="float" office:value="2048">
            <text:p>2048</text:p>
          </table:table-cell>
          <table:table-cell office:value-type="string">
            <text:p>HEF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19</text:p>
          </table:table-cell>
          <table:table-cell office:value-type="string">
            <text:p>In Production </text:p>
          </table:table-cell>
          <table:table-cell office:value-type="string">
            <text:p>$1.41</text:p>
          </table:table-cell>
          <table:table-cell office:value-type="float" office:value="28">
            <text:p>28</text:p>
          </table:table-cell>
          <table:table-cell office:value-type="float" office:value="2048">
            <text:p>2048</text:p>
          </table:table-cell>
          <table:table-cell office:value-type="string">
            <text:p>HEF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53</text:p>
          </table:table-cell>
          <table:table-cell office:value-type="string">
            <text:p>In Production </text:p>
          </table:table-cell>
          <table:table-cell office:value-type="string">
            <text:p>$0.63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8 MHz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Yes</text:p>
          </table:table-cell>
        </table:table-row>
        <table:table-row table:style-name="ro1" table:visibility="filter">
          <table:table-cell office:value-type="string">
            <text:p><text:s/>PIC16F1764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<text:s/>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65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<text:s/>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68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string">
            <text:p>HEF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<text:s/>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69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None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<text:s/>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27A</text:p>
          </table:table-cell>
          <table:table-cell office:value-type="string">
            <text:p>In Production </text:p>
          </table:table-cell>
          <table:table-cell office:value-type="string">
            <text:p>$1.30</text:p>
          </table:table-cell>
          <table:table-cell office:value-type="string">
            <text:p>1.75</text:p>
          </table:table-cell>
          <table:table-cell office:value-type="float" office:value="224">
            <text:p>224</text:p>
          </table:table-cell>
          <table:table-cell office:value-type="float" office:value="128">
            <text:p>12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4 MHz 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28A</text:p>
          </table:table-cell>
          <table:table-cell office:value-type="string">
            <text:p>In Production </text:p>
          </table:table-cell>
          <table:table-cell office:value-type="string">
            <text:p>$1.47</text:p>
          </table:table-cell>
          <table:table-cell office:value-type="string">
            <text:p>3.5</text:p>
          </table:table-cell>
          <table:table-cell office:value-type="float" office:value="224">
            <text:p>224</text:p>
          </table:table-cell>
          <table:table-cell office:value-type="float" office:value="128">
            <text:p>12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4 MHz 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30</text:p>
          </table:table-cell>
          <table:table-cell office:value-type="string">
            <text:p>In Production </text:p>
          </table:table-cell>
          <table:table-cell office:value-type="string">
            <text:p>$0.91</text:p>
          </table:table-cell>
          <table:table-cell office:value-type="string">
            <text:p>1.75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4 MHz 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31</text:p>
          </table:table-cell>
          <table:table-cell office:value-type="string">
            <text:p>In Production </text:p>
          </table:table-cell>
          <table:table-cell office:value-type="string">
            <text:p>$0.91</text:p>
          </table:table-cell>
          <table:table-cell office:value-type="string">
            <text:p>1.75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76</text:p>
          </table:table-cell>
          <table:table-cell office:value-type="string">
            <text:p>In Production </text:p>
          </table:table-cell>
          <table:table-cell office:value-type="string">
            <text:p>$0.98</text:p>
          </table:table-cell>
          <table:table-cell office:value-type="string">
            <text:p>1.75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4 MHz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818</text:p>
          </table:table-cell>
          <table:table-cell office:value-type="string">
            <text:p>In Production </text:p>
          </table:table-cell>
          <table:table-cell office:value-type="string">
            <text:p>$1.56</text:p>
          </table:table-cell>
          <table:table-cell office:value-type="string">
            <text:p>1.75</text:p>
          </table:table-cell>
          <table:table-cell office:value-type="float" office:value="128">
            <text:p>128</text:p>
          </table:table-cell>
          <table:table-cell office:value-type="string">
            <text:p>128 / HEF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No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882</text:p>
          </table:table-cell>
          <table:table-cell office:value-type="string">
            <text:p>In Production </text:p>
          </table:table-cell>
          <table:table-cell office:value-type="string">
            <text:p>$1.16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string">
            <text:p>128 / HEF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570</text:p>
          </table:table-cell>
          <table:table-cell office:value-type="string">
            <text:p>In Production </text:p>
          </table:table-cell>
          <table:table-cell office:value-type="string">
            <text:p>$0.60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132 / HEF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8 MHz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933</text:p>
          </table:table-cell>
          <table:table-cell office:value-type="string">
            <text:p>In Production </text:p>
          </table:table-cell>
          <table:table-cell office:value-type="string">
            <text:p>$1.23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string">
            <text:p>256 / HEF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934</text:p>
          </table:table-cell>
          <table:table-cell office:value-type="string">
            <text:p>In Production </text:p>
          </table:table-cell>
          <table:table-cell office:value-type="string">
            <text:p>$1.46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string">
            <text:p>256 / HEF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936</text:p>
          </table:table-cell>
          <table:table-cell office:value-type="string">
            <text:p>In Production </text:p>
          </table:table-cell>
          <table:table-cell office:value-type="string">
            <text:p>$1.30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string">
            <text:p>256 / HEF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937</text:p>
          </table:table-cell>
          <table:table-cell office:value-type="string">
            <text:p>In Production </text:p>
          </table:table-cell>
          <table:table-cell office:value-type="string">
            <text:p>$1.53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string">
            <text:p>256 / HEF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938</text:p>
          </table:table-cell>
          <table:table-cell office:value-type="string">
            <text:p>In Production </text:p>
          </table:table-cell>
          <table:table-cell office:value-type="string">
            <text:p>$1.37</text:p>
          </table:table-cell>
          <table:table-cell office:value-type="float" office:value="28">
            <text:p>28</text:p>
          </table:table-cell>
          <table:table-cell office:value-type="float" office:value="1024">
            <text:p>1024</text:p>
          </table:table-cell>
          <table:table-cell office:value-type="string">
            <text:p>256 / HEF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939</text:p>
          </table:table-cell>
          <table:table-cell office:value-type="string">
            <text:p>In Production </text:p>
          </table:table-cell>
          <table:table-cell office:value-type="string">
            <text:p>$1.61</text:p>
          </table:table-cell>
          <table:table-cell office:value-type="float" office:value="28">
            <text:p>28</text:p>
          </table:table-cell>
          <table:table-cell office:value-type="float" office:value="1024">
            <text:p>1024</text:p>
          </table:table-cell>
          <table:table-cell office:value-type="string">
            <text:p>256 / HEF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946</text:p>
          </table:table-cell>
          <table:table-cell office:value-type="string">
            <text:p>In Production </text:p>
          </table:table-cell>
          <table:table-cell office:value-type="string">
            <text:p>$1.75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string">
            <text:p>256 / HEF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4">
            <text:p>184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947</text:p>
          </table:table-cell>
          <table:table-cell office:value-type="string">
            <text:p>In Production </text:p>
          </table:table-cell>
          <table:table-cell office:value-type="string">
            <text:p>$1.82</text:p>
          </table:table-cell>
          <table:table-cell office:value-type="float" office:value="28">
            <text:p>28</text:p>
          </table:table-cell>
          <table:table-cell office:value-type="float" office:value="1024">
            <text:p>1024</text:p>
          </table:table-cell>
          <table:table-cell office:value-type="string">
            <text:p>256 / HEF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4">
            <text:p>184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36</text:p>
          </table:table-cell>
          <table:table-cell office:value-type="string">
            <text:p>In Production </text:p>
          </table:table-cell>
          <table:table-cell office:value-type="string">
            <text:p>$0.92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39</text:p>
          </table:table-cell>
          <table:table-cell office:value-type="string">
            <text:p>In Production </text:p>
          </table:table-cell>
          <table:table-cell office:value-type="string">
            <text:p>$2.27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48A</text:p>
          </table:table-cell>
          <table:table-cell office:value-type="string">
            <text:p>In Production </text:p>
          </table:table-cell>
          <table:table-cell office:value-type="string">
            <text:p>$1.67</text:p>
          </table:table-cell>
          <table:table-cell office:value-type="float" office:value="7">
            <text:p>7</text:p>
          </table:table-cell>
          <table:table-cell table:number-columns-repeated="2" office:value-type="float" office:value="256">
            <text:p>25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4 MHz 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77</text:p>
          </table:table-cell>
          <table:table-cell office:value-type="string">
            <text:p>In Production </text:p>
          </table:table-cell>
          <table:table-cell office:value-type="string">
            <text:p>$0.99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84</text:p>
          </table:table-cell>
          <table:table-cell office:value-type="string">
            <text:p>In Production </text:p>
          </table:table-cell>
          <table:table-cell office:value-type="string">
            <text:p>$0.98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85</text:p>
          </table:table-cell>
          <table:table-cell office:value-type="string">
            <text:p>In Production </text:p>
          </table:table-cell>
          <table:table-cell office:value-type="string">
            <text:p>$1.13</text:p>
          </table:table-cell>
          <table:table-cell office:value-type="float" office:value="7">
            <text:p>7</text:p>
          </table:table-cell>
          <table:table-cell table:number-columns-repeated="2" office:value-type="float" office:value="256">
            <text:p>256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87</text:p>
          </table:table-cell>
          <table:table-cell office:value-type="string">
            <text:p>In Production </text:p>
          </table:table-cell>
          <table:table-cell office:value-type="string">
            <text:p>$1.07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88</text:p>
          </table:table-cell>
          <table:table-cell office:value-type="string">
            <text:p>In Production </text:p>
          </table:table-cell>
          <table:table-cell office:value-type="string">
            <text:p>$1.04</text:p>
          </table:table-cell>
          <table:table-cell office:value-type="float" office:value="7">
            <text:p>7</text:p>
          </table:table-cell>
          <table:table-cell table:number-columns-repeated="2" office:value-type="float" office:value="256">
            <text:p>25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89</text:p>
          </table:table-cell>
          <table:table-cell office:value-type="string">
            <text:p>In Production </text:p>
          </table:table-cell>
          <table:table-cell office:value-type="string">
            <text:p>$1.13</text:p>
          </table:table-cell>
          <table:table-cell office:value-type="float" office:value="7">
            <text:p>7</text:p>
          </table:table-cell>
          <table:table-cell table:number-columns-repeated="2" office:value-type="float" office:value="256">
            <text:p>256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690</text:p>
          </table:table-cell>
          <table:table-cell office:value-type="string">
            <text:p>In Production </text:p>
          </table:table-cell>
          <table:table-cell office:value-type="string">
            <text:p>$1.20</text:p>
          </table:table-cell>
          <table:table-cell office:value-type="float" office:value="7">
            <text:p>7</text:p>
          </table:table-cell>
          <table:table-cell table:number-columns-repeated="2" office:value-type="float" office:value="256">
            <text:p>256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785</text:p>
          </table:table-cell>
          <table:table-cell office:value-type="string">
            <text:p>In Production </text:p>
          </table:table-cell>
          <table:table-cell office:value-type="string">
            <text:p>$1.12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 MHz, 32 kHz 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819</text:p>
          </table:table-cell>
          <table:table-cell office:value-type="string">
            <text:p>In Production </text:p>
          </table:table-cell>
          <table:table-cell office:value-type="string">
            <text:p>$1.78</text:p>
          </table:table-cell>
          <table:table-cell office:value-type="string">
            <text:p>3.5</text:p>
          </table:table-cell>
          <table:table-cell office:value-type="float" office:value="256">
            <text:p>256</text:p>
          </table:table-cell>
          <table:table-cell office:value-type="string">
            <text:p>256 / HEF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No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87</text:p>
          </table:table-cell>
          <table:table-cell office:value-type="string">
            <text:p>In Production </text:p>
          </table:table-cell>
          <table:table-cell office:value-type="string">
            <text:p>$2.06</text:p>
          </table:table-cell>
          <table:table-cell office:value-type="float" office:value="7">
            <text:p>7</text:p>
          </table:table-cell>
          <table:table-cell office:value-type="float" office:value="368">
            <text:p>368</text:p>
          </table:table-cell>
          <table:table-cell office:value-type="string">
            <text:p>256 / HEF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8 MHz 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88</text:p>
          </table:table-cell>
          <table:table-cell office:value-type="string">
            <text:p>In Production </text:p>
          </table:table-cell>
          <table:table-cell office:value-type="string">
            <text:p>$2.20</text:p>
          </table:table-cell>
          <table:table-cell office:value-type="float" office:value="7">
            <text:p>7</text:p>
          </table:table-cell>
          <table:table-cell office:value-type="float" office:value="368">
            <text:p>368</text:p>
          </table:table-cell>
          <table:table-cell office:value-type="string">
            <text:p>256 / HEF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8M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883</text:p>
          </table:table-cell>
          <table:table-cell office:value-type="string">
            <text:p>In Production </text:p>
          </table:table-cell>
          <table:table-cell office:value-type="string">
            <text:p>$1.37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string">
            <text:p>256 / HEF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884</text:p>
          </table:table-cell>
          <table:table-cell office:value-type="string">
            <text:p>In Production </text:p>
          </table:table-cell>
          <table:table-cell office:value-type="string">
            <text:p>$1.63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string">
            <text:p>256 / HEF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886</text:p>
          </table:table-cell>
          <table:table-cell office:value-type="string">
            <text:p>In Production </text:p>
          </table:table-cell>
          <table:table-cell office:value-type="string">
            <text:p>$1.49</text:p>
          </table:table-cell>
          <table:table-cell office:value-type="float" office:value="14">
            <text:p>14</text:p>
          </table:table-cell>
          <table:table-cell office:value-type="float" office:value="368">
            <text:p>368</text:p>
          </table:table-cell>
          <table:table-cell office:value-type="string">
            <text:p>256 / HEF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887</text:p>
          </table:table-cell>
          <table:table-cell office:value-type="string">
            <text:p>In Production </text:p>
          </table:table-cell>
          <table:table-cell office:value-type="string">
            <text:p>$1.78</text:p>
          </table:table-cell>
          <table:table-cell office:value-type="float" office:value="14">
            <text:p>14</text:p>
          </table:table-cell>
          <table:table-cell office:value-type="float" office:value="368">
            <text:p>368</text:p>
          </table:table-cell>
          <table:table-cell office:value-type="string">
            <text:p>256 / HEF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913</text:p>
          </table:table-cell>
          <table:table-cell office:value-type="string">
            <text:p>In Production </text:p>
          </table:table-cell>
          <table:table-cell office:value-type="string">
            <text:p>$1.72</text:p>
          </table:table-cell>
          <table:table-cell office:value-type="float" office:value="7">
            <text:p>7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914</text:p>
          </table:table-cell>
          <table:table-cell office:value-type="string">
            <text:p>In Production </text:p>
          </table:table-cell>
          <table:table-cell office:value-type="string">
            <text:p>$2.03</text:p>
          </table:table-cell>
          <table:table-cell office:value-type="float" office:value="7">
            <text:p>7</text:p>
          </table:table-cell>
          <table:table-cell table:number-columns-repeated="2" office:value-type="float" office:value="256">
            <text:p>25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916</text:p>
          </table:table-cell>
          <table:table-cell office:value-type="string">
            <text:p>In Production </text:p>
          </table:table-cell>
          <table:table-cell office:value-type="string">
            <text:p>$1.93</text:p>
          </table:table-cell>
          <table:table-cell office:value-type="float" office:value="14">
            <text:p>14</text:p>
          </table:table-cell>
          <table:table-cell office:value-type="float" office:value="352">
            <text:p>352</text:p>
          </table:table-cell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917</text:p>
          </table:table-cell>
          <table:table-cell office:value-type="string">
            <text:p>In Production </text:p>
          </table:table-cell>
          <table:table-cell office:value-type="string">
            <text:p>$2.17</text:p>
          </table:table-cell>
          <table:table-cell office:value-type="float" office:value="14">
            <text:p>14</text:p>
          </table:table-cell>
          <table:table-cell office:value-type="float" office:value="352">
            <text:p>352</text:p>
          </table:table-cell>
          <table:table-cell office:value-type="float" office:value="256">
            <text:p>25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946</text:p>
          </table:table-cell>
          <table:table-cell office:value-type="string">
            <text:p>In Production </text:p>
          </table:table-cell>
          <table:table-cell office:value-type="string">
            <text:p>$2.31</text:p>
          </table:table-cell>
          <table:table-cell office:value-type="float" office:value="14">
            <text:p>14</text:p>
          </table:table-cell>
          <table:table-cell office:value-type="float" office:value="336">
            <text:p>336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string">
            <text:p>8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8">
            <text:p>168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82</text:p>
          </table:table-cell>
          <table:table-cell office:value-type="string">
            <text:p>In Production </text:p>
          </table:table-cell>
          <table:table-cell office:value-type="string">
            <text:p>$1.23</text:p>
          </table:table-cell>
          <table:table-cell office:value-type="string">
            <text:p>3.5</text:p>
          </table:table-cell>
          <table:table-cell office:value-type="float" office:value="256">
            <text:p>256</text:p>
          </table:table-cell>
          <table:table-cell office:value-type="string">
            <text:p>256 / HEF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83</text:p>
          </table:table-cell>
          <table:table-cell office:value-type="string">
            <text:p>In Production </text:p>
          </table:table-cell>
          <table:table-cell office:value-type="string">
            <text:p>$1.30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string">
            <text:p>256 / HEF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84</text:p>
          </table:table-cell>
          <table:table-cell office:value-type="string">
            <text:p>In Production </text:p>
          </table:table-cell>
          <table:table-cell office:value-type="string">
            <text:p>$1.54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string">
            <text:p>256 / HEF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86</text:p>
          </table:table-cell>
          <table:table-cell office:value-type="string">
            <text:p>In Production </text:p>
          </table:table-cell>
          <table:table-cell office:value-type="string">
            <text:p>$1.37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256 / HEF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3.6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87</text:p>
          </table:table-cell>
          <table:table-cell office:value-type="string">
            <text:p>In Production </text:p>
          </table:table-cell>
          <table:table-cell office:value-type="string">
            <text:p>$1.61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256 / HEF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88</text:p>
          </table:table-cell>
          <table:table-cell office:value-type="string">
            <text:p>In Production </text:p>
          </table:table-cell>
          <table:table-cell office:value-type="string">
            <text:p>$1.44</text:p>
          </table:table-cell>
          <table:table-cell office:value-type="float" office:value="28">
            <text:p>28</text:p>
          </table:table-cell>
          <table:table-cell office:value-type="float" office:value="2048">
            <text:p>2048</text:p>
          </table:table-cell>
          <table:table-cell office:value-type="string">
            <text:p>256 / HEF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789</text:p>
          </table:table-cell>
          <table:table-cell office:value-type="string">
            <text:p>In Production </text:p>
          </table:table-cell>
          <table:table-cell office:value-type="string">
            <text:p>$1.68</text:p>
          </table:table-cell>
          <table:table-cell office:value-type="float" office:value="28">
            <text:p>28</text:p>
          </table:table-cell>
          <table:table-cell office:value-type="float" office:value="2048">
            <text:p>2048</text:p>
          </table:table-cell>
          <table:table-cell office:value-type="string">
            <text:p>256 / HEF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23</text:p>
          </table:table-cell>
          <table:table-cell office:value-type="string">
            <text:p>In Production </text:p>
          </table:table-cell>
          <table:table-cell office:value-type="string">
            <text:p>$0.77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string">
            <text:p>256 / 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24</text:p>
          </table:table-cell>
          <table:table-cell office:value-type="string">
            <text:p>In Production </text:p>
          </table:table-cell>
          <table:table-cell office:value-type="string">
            <text:p>$0.83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string">
            <text:p>256 / 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25</text:p>
          </table:table-cell>
          <table:table-cell office:value-type="string">
            <text:p>In Production </text:p>
          </table:table-cell>
          <table:table-cell office:value-type="string">
            <text:p>$0.91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256 / 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26</text:p>
          </table:table-cell>
          <table:table-cell office:value-type="string">
            <text:p>In Production </text:p>
          </table:table-cell>
          <table:table-cell office:value-type="string">
            <text:p>$0.97</text:p>
          </table:table-cell>
          <table:table-cell office:value-type="string">
            <text:p>3.5</text:p>
          </table:table-cell>
          <table:table-cell office:value-type="float" office:value="256">
            <text:p>256</text:p>
          </table:table-cell>
          <table:table-cell office:value-type="string">
            <text:p>256 / HEF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27</text:p>
          </table:table-cell>
          <table:table-cell office:value-type="string">
            <text:p>In Production </text:p>
          </table:table-cell>
          <table:table-cell office:value-type="string">
            <text:p>$1.04</text:p>
          </table:table-cell>
          <table:table-cell office:value-type="float" office:value="7">
            <text:p>7</text:p>
          </table:table-cell>
          <table:table-cell office:value-type="float" office:value="384">
            <text:p>384</text:p>
          </table:table-cell>
          <table:table-cell office:value-type="string">
            <text:p>256 / HEF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28</text:p>
          </table:table-cell>
          <table:table-cell office:value-type="string">
            <text:p>In Production </text:p>
          </table:table-cell>
          <table:table-cell office:value-type="string">
            <text:p>$0.98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string">
            <text:p>256 / HEF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29</text:p>
          </table:table-cell>
          <table:table-cell office:value-type="string">
            <text:p>In Production </text:p>
          </table:table-cell>
          <table:table-cell office:value-type="string">
            <text:p>$1.04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256 / HEF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29LIN</text:p>
          </table:table-cell>
          <table:table-cell office:value-type="string">
            <text:p>Samples Available </text:p>
          </table:table-cell>
          <table:table-cell office:value-type="string">
            <text:p>$1.27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256 / HEF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2.3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313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string">
            <text:p>3.5</text:p>
          </table:table-cell>
          <table:table-cell table:number-columns-repeated="2"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323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string">
            <text:p>3.5</text:p>
          </table:table-cell>
          <table:table-cell table:number-columns-repeated="2" office:value-type="float" office:value="256">
            <text:p>256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324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325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344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345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47</text:p>
          </table:table-cell>
          <table:table-cell office:value-type="string">
            <text:p>In Production </text:p>
          </table:table-cell>
          <table:table-cell office:value-type="string">
            <text:p>$1.09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256 / HEF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526</text:p>
          </table:table-cell>
          <table:table-cell office:value-type="string">
            <text:p>In Production </text:p>
          </table:table-cell>
          <table:table-cell office:value-type="string">
            <text:p>$0.55</text:p>
          </table:table-cell>
          <table:table-cell office:value-type="string">
            <text:p>1.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4 MHz, 8 M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527</text:p>
          </table:table-cell>
          <table:table-cell office:value-type="string">
            <text:p>In Production </text:p>
          </table:table-cell>
          <table:table-cell office:value-type="string">
            <text:p>$0.49</text:p>
          </table:table-cell>
          <table:table-cell office:value-type="string">
            <text:p>1.5</text:p>
          </table:table-cell>
          <table:table-cell office:value-type="float" office:value="68">
            <text:p>68</text:p>
          </table:table-cell>
          <table:table-cell office:value-type="string">
            <text:p>64 / HE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4 MHz, 8 MHz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84A</text:p>
          </table:table-cell>
          <table:table-cell office:value-type="string">
            <text:p>In Production </text:p>
          </table:table-cell>
          <table:table-cell office:value-type="string">
            <text:p>$3.11</text:p>
          </table:table-cell>
          <table:table-cell office:value-type="string">
            <text:p>1.7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No 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12</text:p>
          </table:table-cell>
          <table:table-cell office:value-type="string">
            <text:p>In Production </text:p>
          </table:table-cell>
          <table:table-cell office:value-type="string">
            <text:p>$0.81</text:p>
          </table:table-cell>
          <table:table-cell office:value-type="string">
            <text:p>3.5</text:p>
          </table:table-cell>
          <table:table-cell office:value-type="float" office:value="128">
            <text:p>128</text:p>
          </table:table-cell>
          <table:table-cell office:value-type="string">
            <text:p>HEF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513</text:p>
          </table:table-cell>
          <table:table-cell office:value-type="string">
            <text:p>In Production </text:p>
          </table:table-cell>
          <table:table-cell office:value-type="string">
            <text:p>$0.88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string">
            <text:p>HEF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16 MHz, 32 kHz 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LF1554</text:p>
          </table:table-cell>
          <table:table-cell office:value-type="string">
            <text:p>In Production </text:p>
          </table:table-cell>
          <table:table-cell office:value-type="string">
            <text:p>$0.60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<text:s/></text:p>
          </table:table-cell>
          <table:table-cell office:value-type="float" office:value="-40">
            <text:p>-40</text:p>
          </table:table-cell>
          <table:table-cell office:value-type="float" office:value="85">
            <text:p>85</text:p>
          </table:table-cell>
          <table:table-cell office:value-type="string">
            <text:p>1.8</text:p>
          </table:table-cell>
          <table:table-cell office:value-type="string">
            <text:p>3.6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LF1559</text:p>
          </table:table-cell>
          <table:table-cell office:value-type="string">
            <text:p>In Production </text:p>
          </table:table-cell>
          <table:table-cell office:value-type="string">
            <text:p>$0.73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string">
            <text:p><text:s/>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16 MHz 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<text:s/></text:p>
          </table:table-cell>
          <table:table-cell table:number-columns-repeated="3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table:number-columns-repeated="6" office:value-type="string">
            <text:p><text:s/></text:p>
          </table:table-cell>
          <table:table-cell office:value-type="float" office:value="-40">
            <text:p>-40</text:p>
          </table:table-cell>
          <table:table-cell office:value-type="float" office:value="85">
            <text:p>85</text:p>
          </table:table-cell>
          <table:table-cell office:value-type="string">
            <text:p>1.8</text:p>
          </table:table-cell>
          <table:table-cell office:value-type="string">
            <text:p>3.6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613</text:p>
          </table:table-cell>
          <table:table-cell office:value-type="string">
            <text:p>In Production </text:p>
          </table:table-cell>
          <table:table-cell office:value-type="string">
            <text:p>$0.60</text:p>
          </table:table-cell>
          <table:table-cell office:value-type="string">
            <text:p>3.5</text:p>
          </table:table-cell>
          <table:table-cell office:value-type="float" office:value="256">
            <text:p>256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<text:s/>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614</text:p>
          </table:table-cell>
          <table:table-cell office:value-type="string">
            <text:p>Samples Available </text:p>
          </table:table-cell>
          <table:table-cell office:value-type="string">
            <text:p>Call for pricing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Yes</text:p>
          </table:table-cell>
        </table:table-row>
        <table:table-row table:style-name="ro1" table:visibility="filter">
          <table:table-cell office:value-type="string">
            <text:p><text:s/>PIC16F1615</text:p>
          </table:table-cell>
          <table:table-cell office:value-type="string">
            <text:p>Samples Available </text:p>
          </table:table-cell>
          <table:table-cell office:value-type="string">
            <text:p>Call for pricing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Yes</text:p>
          </table:table-cell>
        </table:table-row>
        <table:table-row table:style-name="ro1" table:visibility="filter">
          <table:table-cell office:value-type="string">
            <text:p><text:s/>PIC16F1618</text:p>
          </table:table-cell>
          <table:table-cell office:value-type="string">
            <text:p>Samples Available </text:p>
          </table:table-cell>
          <table:table-cell office:value-type="string">
            <text:p>Call for pricing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string">
            <text:p>HEF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Yes</text:p>
          </table:table-cell>
        </table:table-row>
        <table:table-row table:style-name="ro1" table:visibility="filter">
          <table:table-cell office:value-type="string">
            <text:p><text:s/>PIC16F1619</text:p>
          </table:table-cell>
          <table:table-cell office:value-type="string">
            <text:p>Samples Available </text:p>
          </table:table-cell>
          <table:table-cell office:value-type="string">
            <text:p>Call for pricing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string">
            <text:p>HEF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32 MHz, 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Yes</text:p>
          </table:table-cell>
        </table:table-row>
        <table:table-row table:style-name="ro1" table:visibility="filter">
          <table:table-cell office:value-type="string">
            <text:p><text:s/>PIC16F18855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string">
            <text:p>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  <table:table-row table:style-name="ro1" table:visibility="filter">
          <table:table-cell office:value-type="string">
            <text:p><text:s/>PIC16F18875</text:p>
          </table:table-cell>
          <table:table-cell office:value-type="string">
            <text:p>Future Product </text:p>
          </table:table-cell>
          <table:table-cell office:value-type="string">
            <text:p>Call for pricing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string">
            <text:p>32 kHz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125">
            <text:p>125</text:p>
          </table:table-cell>
          <table:table-cell office:value-type="string">
            <text:p>1.8</text:p>
          </table:table-cell>
          <table:table-cell office:value-type="string">
            <text:p>5.5</text:p>
          </table:table-cell>
          <table:table-cell office:value-type="string">
            <text:p>No</text:p>
          </table:table-cell>
        </table:table-row>
      </table:table>
      <table:named-expressions/>
      <table:database-ranges>
        <table:database-range table:name="__Anonymous_Sheet_DB__0" table:target-range-address="Feuille1.A1:Feuille1.AO142" table:display-filter-buttons="true">
          <table:filter>
            <table:filter-and>
              <table:filter-condition table:field-number="8" table:value="16 MHz, 32 kHz " table:operator="="/>
              <table:filter-condition table:field-number="3" table:value="7" table:operator="=">
                <table:filter-set-item table:value="7"/>
                <table:filter-set-item table:value="14"/>
              </table:filter-condition>
              <table:filter-condition table:field-number="22" table:value="5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9T17:06:50</dc:date>
    <meta:generator>LibreOffice/3.5$Linux_x86 LibreOffice_project/350m1$Build-2</meta:generator>
    <dc:creator>francois </dc:creator>
    <meta:editing-duration>P0D</meta:editing-duration>
    <meta:editing-cycles>1</meta:editing-cycles>
    <meta:document-statistic meta:table-count="1" meta:cell-count="5822" meta:object-count="0"/>
  </office:meta>
</office:document-meta>
</file>